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ackground-color="#D0CEC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ext-properties fo:color="#800000"/>
    </style:style>
    <style:style style:name="ce10" style:family="table-cell" style:parent-style-name="Default" style:data-style-name="N0">
      <style:table-cell-properties fo:background-color="#D0CECE"/>
      <style:text-properties fo:color="#800000" fo:font-weight="bold" style:font-weight-asian="bold" style:font-weight-complex="bold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ackground-color="#D0CECE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ext-properties fo:color="#00808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  <style:text-properties fo:color="#808000"/>
    </style:style>
    <style:style style:name="ce15" style:family="table-cell" style:parent-style-name="Default" style:data-style-name="N0">
      <style:text-properties fo:color="#808000"/>
    </style:style>
    <style:style style:name="ce16" style:family="table-cell" style:parent-style-name="Default" style:data-style-name="N0">
      <style:table-cell-properties fo:background-color="#D0CECE"/>
      <style:text-properties fo:color="#808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0CECE"/>
      <style:text-properties fo:color="#0000FF" fo:font-weight="bold" style:font-weight-asian="bold" style:font-weight-complex="bold"/>
    </style:style>
    <style:style style:name="ce18" style:family="table-cell" style:parent-style-name="Default" style:data-style-name="N0">
      <style:text-properties fo:color="#0000FF"/>
    </style:style>
    <style:style style:name="ce19" style:family="table-cell" style:parent-style-name="Default" style:data-style-name="N0">
      <style:table-cell-properties fo:background-color="#D0CECE"/>
      <style:text-properties fo:color="#00808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FF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fo:background-color="#D0CECE"/>
      <style:text-properties fo:color="#80008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  <style:text-properties fo:color="#80008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  <style:text-properties fo:color="#00808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fo:color="#008080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/>
      <style:text-properties fo:color="#808000"/>
    </style:style>
    <style:style style:name="ce28" style:family="table-cell" style:parent-style-name="Default" style:data-style-name="N0">
      <style:text-properties fo:color="#C65911"/>
    </style:style>
    <style:style style:name="ce29" style:family="table-cell" style:parent-style-name="Default" style:data-style-name="N0">
      <style:table-cell-properties fo:background-color="#D0CECE"/>
      <style:text-properties fo:color="#C65911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D0CECE"/>
      <style:text-properties fo:color="#FF00FF" fo:font-weight="bold" style:font-weight-asian="bold" style:font-weight-complex="bold"/>
    </style:style>
    <style:style style:name="ce31" style:family="table-cell" style:parent-style-name="Default" style:data-style-name="N0">
      <style:text-properties fo:color="#FF00FF"/>
    </style:style>
    <style:style style:name="ce32" style:family="table-cell" style:parent-style-name="Default" style:data-style-name="N0">
      <style:text-properties fo:color="#FFB515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  <style:text-properties fo:color="#0000FF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text-properties fo:color="#FF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  <style:text-properties fo:color="#FF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  <style:text-properties fo:color="#C65911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D0CECE"/>
      <style:text-properties fo:color="#C6591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color="#00808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#D0CEC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fo:color="#FFB515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FF"/>
    </style:style>
    <style:style style:name="ce4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  <style:text-properties fo:color="#FF00FF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  <style:text-properties fo:color="#FF00FF"/>
    </style:style>
    <style:style style:name="ce48" style:family="table-cell" style:parent-style-name="Default" style:data-style-name="N0">
      <style:text-properties fo:color="#008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2.91041666666667cm" style:use-optimal-column-width="true"/>
    </style:style>
    <style:style style:name="co11" style:family="table-column">
      <style:table-column-properties fo:break-before="auto" style:column-width="4.07458333333333cm" style:use-optimal-column-width="true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3.20145833333333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office:value-type="string" table:style-name="ce2">
            <text:p>REA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14">
            <text:p>STEP_B</text:p>
          </table:table-cell>
          <table:table-cell office:value-type="string" table:style-name="ce15">
            <text:p>GPIO2_2</text:p>
          </table:table-cell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table:style-name="ce18"/>
          <table:table-cell table:style-name="ce20"/>
          <table:table-cell office:value-type="string" table:style-name="ce14">
            <text:p>STEP_A</text:p>
          </table:table-cell>
          <table:table-cell office:value-type="string" table:style-name="ce15">
            <text:p>GPIO1_16</text:p>
          </table:table-cell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table:style-name="ce18"/>
          <table:table-cell table:style-name="ce20"/>
          <table:table-cell office:value-type="string" table:style-name="ce14">
            <text:p>DIR_A</text:p>
          </table:table-cell>
          <table:table-cell office:value-type="string" table:style-name="ce15">
            <text:p>GPIO0_5</text:p>
          </table:table-cell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table:style-name="ce18"/>
          <table:table-cell table:style-name="ce20"/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FAULT_REACH</text:p>
          </table:table-cell>
          <table:table-cell office:value-type="string" table:style-name="ce15">
            <text:p>GPIO0_3</text:p>
          </table:table-cell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table:style-name="ce13"/>
          <table:table-cell table:style-name="ce25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office:value-type="string" table:style-name="ce15">
            <text:p>GPIO0_14</text:p>
          </table:table-cell>
          <table:table-cell office:value-type="string" table:style-name="ce27">
            <text:p>DIR_B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21">
            <text:p>SPI1_CS0</text:p>
          </table:table-cell>
          <table:table-cell office:value-type="string" table:style-name="ce15">
            <text:p>GPIO3_19</text:p>
          </table:table-cell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table:style-name="ce20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table:style-name="ce33"/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5">
            <text:p>Enable</text:p>
          </table:table-cell>
          <table:table-cell office:value-type="string" table:style-name="ce15">
            <text:p>GPIO_20</text:p>
          </table:table-cell>
          <table:table-cell table:style-name="ce1"/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 table:style-name="ce1"/>
        </table:table-row>
        <table:table-row table:style-name="ro2">
          <table:table-cell table:number-columns-repeated="4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 table:style-name="ce1"/>
        </table:table-row>
        <table:table-row table:style-name="ro1">
          <table:table-cell office:value-type="string" table:style-name="ce2">
            <text:p>REPLICAPE</text:p>
          </table:table-cell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style-name="ce45"/>
          <table:table-cell table:number-columns-repeated="16367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14"/>
          <table:table-cell table:style-name="ce15"/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office:value-type="string" table:style-name="ce18">
            <text:p>GPIO2_3</text:p>
          </table:table-cell>
          <table:table-cell office:value-type="string" table:style-name="ce20">
            <text:p>FAULT_EXT_2</text:p>
          </table:table-cell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office:value-type="string" table:style-name="ce33">
            <text:p>FALUT_Y</text:p>
          </table:table-cell>
          <table:table-cell office:value-type="string" table:style-name="ce18">
            <text:p>GPIO2_5</text:p>
          </table:table-cell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office:value-type="string" table:style-name="ce18">
            <text:p>GPIO2_4</text:p>
          </table:table-cell>
          <table:table-cell office:value-type="string" table:style-name="ce20">
            <text:p>FAULT_X</text:p>
          </table:table-cell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26">
            <text:p>STEP_EXT_2</text:p>
          </table:table-cell>
          <table:table-cell office:value-type="string" table:style-name="ce13">
            <text:p>GPIO1_13</text:p>
          </table:table-cell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office:value-type="string" table:style-name="ce13">
            <text:p>GPIO1_12</text:p>
          </table:table-cell>
          <table:table-cell office:value-type="string" table:style-name="ce25">
            <text:p>STEP_Y</text:p>
          </table:table-cell>
          <table:table-cell office:value-type="string" table:style-name="ce33">
            <text:p>END_STOP_X_2</text:p>
          </table:table-cell>
          <table:table-cell office:value-type="string" table:style-name="ce18">
            <text:p>GPIO0_30</text:p>
          </table:table-cell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office:value-type="string" table:style-name="ce13">
            <text:p>GPIO1_28</text:p>
          </table:table-cell>
          <table:table-cell office:value-type="string" table:style-name="ce25">
            <text:p>STEP_EXT_1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STEP_Z</text:p>
          </table:table-cell>
          <table:table-cell office:value-type="string" table:style-name="ce13">
            <text:p>GPIO0_23</text:p>
          </table:table-cell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office:value-type="string" table:style-name="ce13">
            <text:p>GPIO0_26</text:p>
          </table:table-cell>
          <table:table-cell office:value-type="string" table:style-name="ce25">
            <text:p>DIR_Z</text:p>
          </table:table-cell>
          <table:table-cell office:value-type="string" table:style-name="ce33">
            <text:p>END_STOP_Z_1</text:p>
          </table:table-cell>
          <table:table-cell office:value-type="string" table:style-name="ce18">
            <text:p>GPIO0_31</text:p>
          </table:table-cell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office:value-type="string" table:style-name="ce15">
            <text:p>ehrpwm1A_mux1</text:p>
          </table:table-cell>
          <table:table-cell office:value-type="string" table:style-name="ce27">
            <text:p>SERVO_0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EXT_1</text:p>
          </table:table-cell>
          <table:table-cell office:value-type="string" table:style-name="ce13">
            <text:p>GPIO1_15</text:p>
          </table:table-cell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office:value-type="string" table:style-name="ce13">
            <text:p>GPIO1_14</text:p>
          </table:table-cell>
          <table:table-cell office:value-type="string" table:style-name="ce25">
            <text:p>DIR_EXT_2</text:p>
          </table:table-cell>
          <table:table-cell table:style-name="ce14"/>
          <table:table-cell table:style-name="ce15"/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office:value-type="string" table:style-name="ce18">
            <text:p>ehrpwm1B_mux1</text:p>
          </table:table-cell>
          <table:table-cell office:value-type="string" table:style-name="ce20">
            <text:p>SERVO_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office:value-type="string" table:style-name="ce13">
            <text:p>GPIO0_27</text:p>
          </table:table-cell>
          <table:table-cell office:value-type="string" table:style-name="ce25">
            <text:p>STEP_X</text:p>
          </table:table-cell>
          <table:table-cell table:style-name="ce14"/>
          <table:table-cell table:style-name="ce15"/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office:value-type="string" table:style-name="ce18">
            <text:p>GPIO0_4</text:p>
          </table:table-cell>
          <table:table-cell office:value-type="string" table:style-name="ce20">
            <text:p>END_STOP_Z_2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Y</text:p>
          </table:table-cell>
          <table:table-cell office:value-type="string" table:style-name="ce13">
            <text:p>GPIO0_22</text:p>
          </table:table-cell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office:value-type="string" table:style-name="ce18">
            <text:p>GPIO2_1</text:p>
          </table:table-cell>
          <table:table-cell office:value-type="string" table:style-name="ce20">
            <text:p>FAULT_EXT_1</text:p>
          </table:table-cell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office:value-type="string" table:style-name="ce18">
            <text:p>GPIO0_2</text:p>
          </table:table-cell>
          <table:table-cell office:value-type="string" table:style-name="ce20">
            <text:p>DALLAS_TEMP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office:value-type="string" table:style-name="ce33">
            <text:p>END_STOP_Y_1</text:p>
          </table:table-cell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office:value-type="string" table:style-name="ce18">
            <text:p>GPIO0_15</text:p>
          </table:table-cell>
          <table:table-cell office:value-type="string" table:style-name="ce20">
            <text:p>FAULT_Z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office:value-type="string" table:style-name="ce13">
            <text:p>GPIO1_29</text:p>
          </table:table-cell>
          <table:table-cell office:value-type="string" table:style-name="ce25">
            <text:p>DIR_X</text:p>
          </table:table-cell>
          <table:table-cell office:value-type="string" table:style-name="ce33">
            <text:p>END_STOP_X_1</text:p>
          </table:table-cell>
          <table:table-cell office:value-type="string" table:style-name="ce18">
            <text:p>GPIO3_21</text:p>
          </table:table-cell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office:value-type="string" table:style-name="ce22">
            <text:p>GPIO3_17</text:p>
          </table:table-cell>
          <table:table-cell office:value-type="string" table:style-name="ce24">
            <text:p>END_STOP_Y_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office:value-type="string" table:style-name="ce46">
            <text:p>VADC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office:value-type="string" table:style-name="ce47">
            <text:p>Therm_Ext1</text:p>
          </table:table-cell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office:value-type="string" table:style-name="ce46">
            <text:p>AGND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office:value-type="string" table:style-name="ce47">
            <text:p>Therm_HBP</text:p>
          </table:table-cell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office:value-type="string" table:style-name="ce46">
            <text:p>Therm_Ext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4">
            <text:p>Enable</text:p>
          </table:table-cell>
          <table:table-cell table:style-name="ce1"/>
          <table:table-cell office:value-type="string" table:style-name="ce15">
            <text:p>GPIO_20</text:p>
          </table:table-cell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office:value-type="string" table:style-name="ce22">
            <text:p>SPI1_CS1</text:p>
          </table:table-cell>
          <table:table-cell office:value-type="string" table:style-name="ce24">
            <text:p>SPI1_CS1</text:p>
          </table:table-cell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1" table:style-name="ce1"/>
          <table:table-cell table:number-columns-repeated="5" table:style-name="ce2"/>
          <table:table-cell table:number-columns-repeated="16368" table:style-name="ce1"/>
        </table:table-row>
        <table:table-row table:style-name="ro2">
          <table:table-cell table:number-columns-repeated="11" table:style-name="ce1"/>
          <table:table-cell table:number-columns-repeated="5" table:style-name="ce22"/>
          <table:table-cell table:style-name="ce9"/>
          <table:table-cell table:number-columns-repeated="16367"/>
        </table:table-row>
        <table:table-row table:style-name="ro1">
          <table:table-cell table:number-columns-repeated="3" table:style-name="ce1"/>
          <table:table-cell table:number-columns-repeated="8" table:style-name="ce2"/>
          <table:table-cell table:number-columns-repeated="5" table:style-name="ce22"/>
          <table:table-cell table:style-name="ce9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5" table:style-name="ce32"/>
          <table:table-cell table:style-name="ce9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2" table:style-name="ce48"/>
          <table:table-cell table:style-name="ce18"/>
          <table:table-cell table:number-columns-repeated="2" table:style-name="ce1"/>
          <table:table-cell table:style-name="ce9"/>
          <table:table-cell table:number-columns-repeated="16367"/>
        </table:table-row>
        <table:table-row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3" table:style-name="ce18"/>
          <table:table-cell table:style-name="ce32"/>
          <table:table-cell table:style-name="ce1"/>
          <table:table-cell table:style-name="ce13"/>
          <table:table-cell table:number-columns-repeated="16367"/>
        </table:table-row>
        <table:table-row table:number-rows-repeated="2"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3" table:style-name="ce18"/>
          <table:table-cell table:number-columns-repeated="2" table:style-name="ce1"/>
          <table:table-cell table:style-name="ce32"/>
          <table:table-cell table:number-columns-repeated="16367"/>
        </table:table-row>
        <table:table-row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6" table:style-name="ce32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5" table:style-name="ce18"/>
          <table:table-cell table:style-name="ce32"/>
          <table:table-cell table:number-columns-repeated="16367"/>
        </table:table-row>
        <table:table-row table:number-rows-repeated="2" table:style-name="ro2">
          <table:table-cell table:number-columns-repeated="3" table:style-name="ce1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3" table:style-name="ce22"/>
          <table:table-cell table:number-columns-repeated="2" table:style-name="ce1"/>
          <table:table-cell table:style-name="ce32"/>
          <table:table-cell table:number-columns-repeated="16367"/>
        </table:table-row>
        <table:table-row table:style-name="ro2">
          <table:table-cell table:number-columns-repeated="3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3" table:style-name="ce22"/>
          <table:table-cell table:number-columns-repeated="2" table:style-name="ce1"/>
          <table:table-cell table:style-name="ce32"/>
          <table:table-cell table:number-columns-repeated="16367"/>
        </table:table-row>
        <table:table-row table:number-rows-repeated="7" table:style-name="ro2">
          <table:table-cell table:number-columns-repeated="3"/>
          <table:table-cell table:number-columns-repeated="3" table:style-name="ce13"/>
          <table:table-cell table:number-columns-repeated="2" table:style-name="ce1"/>
          <table:table-cell table:style-name="ce13"/>
          <table:table-cell table:number-columns-repeated="16375" table:style-name="ce1"/>
        </table:table-row>
        <table:table-row table:style-name="ro2">
          <table:table-cell table:number-columns-repeated="3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16375" table:style-name="ce1"/>
        </table:table-row>
        <table:table-row table:style-name="ro2">
          <table:table-cell table:number-columns-repeated="3"/>
          <table:table-cell table:number-columns-repeated="3" table:style-name="ce13"/>
          <table:table-cell table:number-columns-repeated="2" table:style-name="ce1"/>
          <table:table-cell table:style-name="ce13"/>
          <table:table-cell table:number-columns-repeated="4" table:style-name="ce1"/>
          <table:table-cell table:number-columns-repeated="2" table:style-name="ce31"/>
          <table:table-cell table:number-columns-repeated="16369" table:style-name="ce1"/>
        </table:table-row>
        <table:table-row table:number-rows-repeated="2" table:style-name="ro2">
          <table:table-cell table:number-columns-repeated="3"/>
          <table:table-cell table:number-columns-repeated="3" table:style-name="ce9"/>
          <table:table-cell table:style-name="ce22"/>
          <table:table-cell table:number-columns-repeated="2" table:style-name="ce11"/>
          <table:table-cell table:number-columns-repeated="4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6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4" table:style-name="ce1"/>
          <table:table-cell table:number-columns-repeated="5" table:style-name="ce18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4" table:style-name="ce1"/>
          <table:table-cell table:number-columns-repeated="5" table:style-name="ce22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16377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style-name="ce45"/>
          <table:table-cell table:number-columns-repeated="1636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10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3"/>
          <table:table-cell table:number-columns-repeated="3" table:style-name="ce32"/>
          <table:table-cell table:number-columns-repeated="16378" table:style-name="ce1"/>
        </table:table-row>
        <table:table-row table:number-rows-repeated="4" table:style-name="ro2">
          <table:table-cell table:number-columns-repeated="3"/>
          <table:table-cell table:number-columns-repeated="3" table:style-name="ce32"/>
          <table:table-cell table:number-columns-repeated="5" table:style-name="ce1"/>
          <table:table-cell table:number-columns-repeated="3" table:style-name="ce32"/>
          <table:table-cell table:number-columns-repeated="16370" table:style-name="ce1"/>
        </table:table-row>
        <table:table-row table:style-name="ro2">
          <table:table-cell table:number-columns-repeated="3"/>
          <table:table-cell table:number-columns-repeated="3" table:style-name="ce32"/>
          <table:table-cell table:number-columns-repeated="16378" table:style-name="ce1"/>
        </table:table-row>
        <table:table-row table:number-rows-repeated="5" table:style-name="ro2">
          <table:table-cell table:number-columns-repeated="3"/>
          <table:table-cell table:number-columns-repeated="3" table:style-name="ce32"/>
          <table:table-cell table:number-columns-repeated="16378"/>
        </table:table-row>
        <table:table-row table:number-rows-repeated="1048475" table:style-name="ro2">
          <table:table-cell table:number-columns-repeated="16384"/>
        </table:table-row>
      </table:table>
      <table:table table:name="Sheet2" table:style-name="ta2">
        <table:table-column table:style-name="co14" table:default-cell-style-name="ce1"/>
        <table:table-column table:style-name="co15" table:number-columns-repeated="16383" table:default-cell-style-name="ce1"/>
        <table:table-row table:style-name="ro1">
          <table:table-cell office:value-type="string" table:style-name="ce2">
            <text:p>REA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14">
            <text:p>STEP_B</text:p>
          </table:table-cell>
          <table:table-cell office:value-type="string" table:style-name="ce15">
            <text:p>GPIO2_2</text:p>
          </table:table-cell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table:style-name="ce18"/>
          <table:table-cell table:style-name="ce20"/>
          <table:table-cell office:value-type="string" table:style-name="ce14">
            <text:p>STEP_A</text:p>
          </table:table-cell>
          <table:table-cell office:value-type="string" table:style-name="ce15">
            <text:p>GPIO1_16</text:p>
          </table:table-cell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table:style-name="ce18"/>
          <table:table-cell table:style-name="ce20"/>
          <table:table-cell office:value-type="string" table:style-name="ce14">
            <text:p>DIR_A</text:p>
          </table:table-cell>
          <table:table-cell office:value-type="string" table:style-name="ce15">
            <text:p>GPIO0_5</text:p>
          </table:table-cell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table:style-name="ce18"/>
          <table:table-cell table:style-name="ce20"/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FAULT_REACH</text:p>
          </table:table-cell>
          <table:table-cell office:value-type="string" table:style-name="ce15">
            <text:p>GPIO0_3</text:p>
          </table:table-cell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table:style-name="ce13"/>
          <table:table-cell table:style-name="ce25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office:value-type="string" table:style-name="ce15">
            <text:p>GPIO0_14</text:p>
          </table:table-cell>
          <table:table-cell office:value-type="string" table:style-name="ce27">
            <text:p>DIR_B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21">
            <text:p>SPI1_CS0</text:p>
          </table:table-cell>
          <table:table-cell office:value-type="string" table:style-name="ce15">
            <text:p>GPIO3_19</text:p>
          </table:table-cell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table:style-name="ce33"/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table:style-name="ce35"/>
          <table:table-cell office:value-type="string" table:style-name="ce15">
            <text:p>GPIO_20</text:p>
          </table:table-cell>
          <table:table-cell table:style-name="ce1"/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/>
        </table:table-row>
        <table:table-row table:style-name="ro2">
          <table:table-cell table:number-columns-repeated="4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/>
        </table:table-row>
        <table:table-row table:style-name="ro1">
          <table:table-cell office:value-type="string" table:style-name="ce2">
            <text:p>REPLICAPE</text:p>
          </table:table-cell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14"/>
          <table:table-cell table:style-name="ce15"/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office:value-type="string" table:style-name="ce18">
            <text:p>GPIO2_3</text:p>
          </table:table-cell>
          <table:table-cell office:value-type="string" table:style-name="ce20">
            <text:p>FAULT_EXT_2</text:p>
          </table:table-cell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33">
            <text:p>FALUT_Y</text:p>
          </table:table-cell>
          <table:table-cell office:value-type="string" table:style-name="ce18">
            <text:p>GPIO2_5</text:p>
          </table:table-cell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office:value-type="string" table:style-name="ce18">
            <text:p>GPIO2_4</text:p>
          </table:table-cell>
          <table:table-cell office:value-type="string" table:style-name="ce20">
            <text:p>FAULT_X</text:p>
          </table:table-cell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26">
            <text:p>STEP_EXT_2</text:p>
          </table:table-cell>
          <table:table-cell office:value-type="string" table:style-name="ce13">
            <text:p>GPIO1_13</text:p>
          </table:table-cell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office:value-type="string" table:style-name="ce13">
            <text:p>GPIO1_12</text:p>
          </table:table-cell>
          <table:table-cell office:value-type="string" table:style-name="ce25">
            <text:p>STEP_Y</text:p>
          </table:table-cell>
          <table:table-cell office:value-type="string" table:style-name="ce33">
            <text:p>END_STOP_X_2</text:p>
          </table:table-cell>
          <table:table-cell office:value-type="string" table:style-name="ce18">
            <text:p>GPIO0_30</text:p>
          </table:table-cell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office:value-type="string" table:style-name="ce13">
            <text:p>GPIO1_28</text:p>
          </table:table-cell>
          <table:table-cell office:value-type="string" table:style-name="ce25">
            <text:p>STEP_EXT_1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STEP_Z</text:p>
          </table:table-cell>
          <table:table-cell office:value-type="string" table:style-name="ce13">
            <text:p>GPIO0_23</text:p>
          </table:table-cell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office:value-type="string" table:style-name="ce13">
            <text:p>GPIO0_26</text:p>
          </table:table-cell>
          <table:table-cell office:value-type="string" table:style-name="ce25">
            <text:p>DIR_Z</text:p>
          </table:table-cell>
          <table:table-cell office:value-type="string" table:style-name="ce33">
            <text:p>END_STOP_Z_1</text:p>
          </table:table-cell>
          <table:table-cell office:value-type="string" table:style-name="ce18">
            <text:p>GPIO0_31</text:p>
          </table:table-cell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office:value-type="string" table:style-name="ce15">
            <text:p>ehrpwm1A_mux1</text:p>
          </table:table-cell>
          <table:table-cell office:value-type="string" table:style-name="ce27">
            <text:p>SERVO_0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EXT_1</text:p>
          </table:table-cell>
          <table:table-cell office:value-type="string" table:style-name="ce13">
            <text:p>GPIO1_15</text:p>
          </table:table-cell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office:value-type="string" table:style-name="ce13">
            <text:p>GPIO1_14</text:p>
          </table:table-cell>
          <table:table-cell office:value-type="string" table:style-name="ce25">
            <text:p>DIR_EXT_2</text:p>
          </table:table-cell>
          <table:table-cell table:style-name="ce14"/>
          <table:table-cell table:style-name="ce15"/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office:value-type="string" table:style-name="ce18">
            <text:p>ehrpwm1B_mux1</text:p>
          </table:table-cell>
          <table:table-cell office:value-type="string" table:style-name="ce20">
            <text:p>SERVO_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office:value-type="string" table:style-name="ce13">
            <text:p>GPIO0_27</text:p>
          </table:table-cell>
          <table:table-cell office:value-type="string" table:style-name="ce25">
            <text:p>STEP_X</text:p>
          </table:table-cell>
          <table:table-cell table:style-name="ce14"/>
          <table:table-cell table:style-name="ce15"/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office:value-type="string" table:style-name="ce18">
            <text:p>GPIO0_4</text:p>
          </table:table-cell>
          <table:table-cell office:value-type="string" table:style-name="ce20">
            <text:p>END_STOP_Z_2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Y</text:p>
          </table:table-cell>
          <table:table-cell office:value-type="string" table:style-name="ce13">
            <text:p>GPIO0_22</text:p>
          </table:table-cell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office:value-type="string" table:style-name="ce18">
            <text:p>GPIO2_1</text:p>
          </table:table-cell>
          <table:table-cell office:value-type="string" table:style-name="ce20">
            <text:p>FAULT_EXT_1</text:p>
          </table:table-cell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office:value-type="string" table:style-name="ce18">
            <text:p>GPIO0_2</text:p>
          </table:table-cell>
          <table:table-cell office:value-type="string" table:style-name="ce20">
            <text:p>DALLAS_TEMP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office:value-type="string" table:style-name="ce33">
            <text:p>END_STOP_Y_1</text:p>
          </table:table-cell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office:value-type="string" table:style-name="ce18">
            <text:p>GPIO0_15</text:p>
          </table:table-cell>
          <table:table-cell office:value-type="string" table:style-name="ce20">
            <text:p>FAULT_Z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office:value-type="string" table:style-name="ce13">
            <text:p>GPIO1_29</text:p>
          </table:table-cell>
          <table:table-cell office:value-type="string" table:style-name="ce25">
            <text:p>DIR_X</text:p>
          </table:table-cell>
          <table:table-cell office:value-type="string" table:style-name="ce33">
            <text:p>END_STOP_X_1</text:p>
          </table:table-cell>
          <table:table-cell office:value-type="string" table:style-name="ce18">
            <text:p>GPIO3_21</text:p>
          </table:table-cell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office:value-type="string" table:style-name="ce22">
            <text:p>GPIO3_17</text:p>
          </table:table-cell>
          <table:table-cell office:value-type="string" table:style-name="ce24">
            <text:p>END_STOP_Y_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office:value-type="string" table:style-name="ce46">
            <text:p>VADC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office:value-type="string" table:style-name="ce47">
            <text:p>Therm_Ext1</text:p>
          </table:table-cell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office:value-type="string" table:style-name="ce46">
            <text:p>AGND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office:value-type="string" table:style-name="ce47">
            <text:p>Therm_HBP</text:p>
          </table:table-cell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office:value-type="string" table:style-name="ce46">
            <text:p>Therm_Ext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4">
            <text:p>Enable</text:p>
          </table:table-cell>
          <table:table-cell table:style-name="ce1"/>
          <table:table-cell office:value-type="string" table:style-name="ce15">
            <text:p>GPIO_20</text:p>
          </table:table-cell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office:value-type="string" table:style-name="ce22">
            <text:p>SPI1_CS1</text:p>
          </table:table-cell>
          <table:table-cell office:value-type="string" table:style-name="ce24">
            <text:p>SPI1_CS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/>
        </table:table-row>
        <table:table-row table:number-rows-repeated="1048525" table:style-name="ro3">
          <table:table-cell table:number-columns-repeated="16384"/>
        </table:table-row>
      </table:table>
      <table:table table:name="Sheet3" table:style-name="ta2">
        <table:table-column table:style-name="co14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agent </meta:initial-creator>
    <dc:creator>Justin McLeod</dc:creator>
    <meta:creation-date>2013-01-11T16:57:10Z</meta:creation-date>
    <dc:date>2017-03-30T06:58:28Z</dc:date>
    <meta:print-date>2017-03-30T06:48:04Z</meta:print-date>
    <meta:editing-cycles>40</meta:editing-cycles>
    <meta:editing-duration>PT942268S</meta:editing-duration>
  </office:meta>
</office:document-meta>
</file>